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9.204cm"/>
    </style:style>
    <style:style style:name="co7" style:family="table-column">
      <style:table-column-properties fo:break-before="auto" style:column-width="7.271cm"/>
    </style:style>
    <style:style style:name="co8" style:family="table-column">
      <style:table-column-properties fo:break-before="auto" style:column-width="7.6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Request-Type</text:p>
          </table:table-cell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Response</text:p>
          </table:table-cell>
        </table:table-row>
        <table:table-row table:style-name="ro2">
          <table:table-cell table:style-name="ce4" office:value-type="string" calcext:value-type="string">
            <text:p>Signup</text:p>
          </table:table-cell>
          <table:table-cell table:style-name="ce4" office:value-type="string" calcext:value-type="string">
            <text:p>To sign up user</text:p>
          </table:table-cell>
          <table:table-cell office:value-type="string" calcext:value-type="string">
            <text:p>sign-u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=admin, role=mentor, role=teacher,role=student</text:p>
          </table:table-cell>
          <table:table-cell office:value-type="string" calcext:value-type="string">
            <text:p>{  </text:p>
            <text:p>"firstname":"Nigha",</text:p>
            <text:p>"lastname":"Rjeev",</text:p>
            <text:p>"email":"nigha@gmail.com",</text:p>
            <text:p>"password":"1435",</text:p>
            <text:p>"phone":"2345729925",</text:p>
            <text:p>"role":"student",</text:p>
            <text:p>"collegename":"Sree Narayana college"</text:p>
            <text:p>}</text:p>
          </table:table-cell>
          <table:table-cell office:value-type="string" calcext:value-type="string">
            <text:p>{</text:p>
            <text:p>    "inserted_id": "66b5037618610fee14d0d7bc",</text:p>
            <text:p>    "status": "success"</text:p>
            <text:p>}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 calcext:value-type="string">
            <text:p>Login</text:p>
          </table:table-cell>
          <table:table-cell office:value-type="string" calcext:value-type="string">
            <text:p>To log in user</text:p>
          </table:table-cell>
          <table:table-cell office:value-type="string" calcext:value-type="string">
            <text:p>log-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ole=admin, role=mentor, role=teacher,role=student</text:p>
          </table:table-cell>
          <table:table-cell table:style-name="ce8" office:value-type="string" calcext:value-type="string">
            <text:p><text:span text:style-name="T1">{  </text:span></text:p>
            <text:p><text:span text:style-name="T1">"email":"nigha@gmail.com",</text:span></text:p>
            <text:p><text:span text:style-name="T1">"password":"1435"</text:span></text:p>
            <text:p><text:span text:style-name="T1">}</text:span></text:p>
          </table:table-cell>
          <table:table-cell office:value-type="string" calcext:value-type="string">
            <text:p>{</text:p>
            <text:p>    "role": "student",</text:p>
            <text:p>    "status": "success",</text:p>
            <text:p>    "user_id": "66b5037618610fee14d0d7bc"</text:p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6:47:22.036648342</meta:creation-date>
    <dc:date>2024-08-13T11:04:47.367355448</dc:date>
    <meta:editing-duration>PT1H18M2S</meta:editing-duration>
    <meta:editing-cycles>9</meta:editing-cycles>
    <meta:generator>LibreOffice/7.3.7.2$Linux_X86_64 LibreOffice_project/30$Build-2</meta:generator>
    <meta:document-statistic meta:table-count="1" meta:cell-count="24" meta:object-count="0"/>
  </office:meta>
</office:document-meta>
</file>